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0323f1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0323f1"/>
    </style:style>
    <style:style style:name="T1" style:family="text">
      <style:text-properties officeooo:rsid="0004495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Calcula o <text:span text:style-name="Strong_20_Emphasis">ponto médio</text:span> (meio) da faixa atual de busca<text:line-break/>(geralmente: meio = (início + fim) // 2)</text:p>
        </text:list-item>
        <text:list-item>
          <text:p text:style-name="P3">Compara o elemento no meio com o <text:span text:style-name="Strong_20_Emphasis">alvo</text:span> (o valor que você está procurando):</text:p>
          <text:list>
            <text:list-item>
              <text:p text:style-name="P2">Se <text:span text:style-name="Strong_20_Emphasis">for igual</text:span> → encontrou! Retorna o índice do meio. </text:p>
            </text:list-item>
            <text:list-item>
              <text:p text:style-name="P2">Se o <text:span text:style-name="Strong_20_Emphasis">alvo for menor</text:span> que o elemento do meio → o alvo (se existir) só pode estar na <text:span text:style-name="Strong_20_Emphasis">metade esquerda</text:span> → descarta completamente a metade direita. </text:p>
            </text:list-item>
            <text:list-item>
              <text:p text:style-name="P2">Se o <text:span text:style-name="Strong_20_Emphasis">alvo for maior</text:span> que o elemento do meio → o alvo só pode estar na <text:span text:style-name="Strong_20_Emphasis">metade direita</text:span> → descarta completamente a metade esquerda. </text:p>
            </text:list-item>
          </text:list>
        </text:list-item>
        <text:list-item>
          <text:p text:style-name="P3">Repete o processo na metade restante (atualiza o início ou o fim) até encontrar o elemento ou a faixa ficar vazia (início &gt; fim) → elemento não existe.</text:p>
        </text:list-item>
      </text:list>
      <text:p text:style-name="P5"><text:span text:style-name="Strong_20_Emphasis">Em resumo (exatamente como você disse):</text:span></text:p>
      <text:list text:style-name="L2">
        <text:list-item>
          <text:p text:style-name="P7">Divide a extensão da lista por 2 (calculando o meio) </text:p>
        </text:list-item>
        <text:list-item>
          <text:p text:style-name="P7">Compara o elemento do meio com o alvo </text:p>
        </text:list-item>
        <text:list-item>
          <text:p text:style-name="P7">Elimina metade da lista (a que <text:span text:style-name="Strong_20_Emphasis">não pode</text:span> conter o alvo) </text:p>
        </text:list-item>
        <text:list-item>
          <text:p text:style-name="P6">Repete até achar ou esgotar as possibilidades </text:p>
        </text:list-item>
      </text:list>
      <text:h text:style-name="Heading_20_3" text:outline-level="3">Exemplo visual rápido (lista ordenada com 10 elementos)</text:h>
      <text:p text:style-name="P4">Índices: <text:s text:c="2"/>0 <text:s text:c="2"/>1 <text:s text:c="2"/>2 <text:s text:c="2"/>3 <text:s text:c="2"/>4 <text:s text:c="2"/>5 <text:s text:c="2"/>6 <text:s text:c="2"/>7 <text:s text:c="2"/>8 <text:s text:c="2"/>9</text:p>
      <text:p text:style-name="P4">Valores: <text:s/>[2, <text:s/>5, <text:s/>8, 12, 16, 23, 38, 56, 72, 91]</text:p>
      <text:p text:style-name="P4">Buscando: 23</text:p>
      <text:p text:style-name="P4"/>
      <text:p text:style-name="P4">Meio inicial = (0+9)//2 = 4 → valor 16 </text:p>
      <text:list text:style-name="L3">
        <text:list-item>
          <text:p text:style-name="P9">23 &gt; 16 → descarta esquerda (0 a 4) → busca agora em 5 a 9 </text:p>
        </text:list-item>
        <text:list-item>
          <text:p text:style-name="P9">Meio = (5+9)//2 = 7 → valor 56 </text:p>
        </text:list-item>
        <text:list-item>
          <text:p text:style-name="P9">23 &lt; 56 → descarta direita (7 a 9) → busca em 5 a 6 </text:p>
        </text:list-item>
        <text:list-item>
          <text:p text:style-name="P9">Meio = (5+6)//2 = 5 → valor 23 </text:p>
        </text:list-item>
        <text:list-item>
          <text:p text:style-name="P8">Encontrou! Índice 5 </text:p>
        </text:list-item>
      </text:list>
      <text:p text:style-name="P5">Em 3 passos eliminamos 90% da lista.</text:p>
      <text:h text:style-name="Heading_20_3" text:outline-level="3">Por que isso é tão poderoso?</text:h>
      <text:list text:style-name="L4">
        <text:list-item>
          <text:p text:style-name="P11">Cada comparação elimina <text:span text:style-name="Strong_20_Emphasis">metade</text:span> das possibilidades restantes. </text:p>
        </text:list-item>
        <text:list-item>
          <text:p text:style-name="P11">Para 1 milhão de elementos → no pior caso são só ~20 comparações! </text:p>
        </text:list-item>
        <text:list-item>
          <text:p text:style-name="P10">Complexidade: <text:span text:style-name="Strong_20_Emphasis">O(log n)</text:span> (muito mais rápido que a busca linear O(n)) </text:p>
        </text:list-item>
      </text:list>
      <text:p text:style-name="P5">Sua explicação está <text:span text:style-name="Strong_20_Emphasis">correta e bem redonda</text:span> — só faltou mencionar que a lista <text:span text:style-name="Strong_20_Emphasis">precisa estar ordenada</text:span> para isso funcionar (se não estiver, a eliminação de metade não faz sentido).</text:p>
      <text:p text:style-name="P5">Se quiser, posso mostrar a implementação em Python/JavaScript ou explicar o que acontece se a lista não estiver ordenada. 😊</text:p>
      <text:p text:style-name="P4"><text:s text:c="4"/>"""</text:p>
      <text:p text:style-name="P1">Gera uma lista de números aleatórios com várias opções</text:p>
      <text:p text:style-name="P12"><text:s text:c="4"/></text:p>
      <text:p text:style-name="P12"><text:s text:c="4"/>Parâmetros:</text:p>
      <text:p text:style-name="P12"><text:s text:c="4"/>- tamanho: quantidade de números (padrão 100)</text:p>
      <text:p text:style-name="P12"><text:soft-page-break/><text:s text:c="4"/>- minimo: valor mínimo (inclusive)</text:p>
      <text:p text:style-name="P12"><text:s text:c="4"/>- maximo: valor máximo (inclusive para inteiros)</text:p>
      <text:p text:style-name="P12"><text:s text:c="4"/>- unico: True para não repetir valores</text:p>
      <text:p text:style-name="P12"><text:s text:c="4"/>- decimal: True para gerar números float</text:p>
      <text:p text:style-name="P12"/>
      <text:p text:style-name="P12">import random</text:p>
      <text:p text:style-name="P12">import time</text:p>
      <text:p text:style-name="P12"/>
      <text:p text:style-name="P12">tamanho_lista = 1_000_000 </text:p>
      <text:p text:style-name="P12">numeros = sorted(random.sample(range(1, 10_000_001), tamanho_lista))</text:p>
      <text:p text:style-name="P12"/>
      <text:p text:style-name="P12">alvo = numeros[tamanho_lista // <text:span text:style-name="T1">4</text:span>]</text:p>
      <text:p text:style-name="P12">print(f"\nAlvo buscado: {alvo} (está na lista)")</text:p>
      <text:p text:style-name="P12"/>
      <text:p text:style-name="P12"># -----------------------</text:p>
      <text:p text:style-name="P12"># Função de Busca Linear</text:p>
      <text:p text:style-name="P12"># -----------------------</text:p>
      <text:p text:style-name="P12">def busca_linear(lista, alvo):</text:p>
      <text:p text:style-name="P12"><text:s text:c="4"/>for i in range(len(lista)):</text:p>
      <text:p text:style-name="P12"><text:s text:c="8"/>if lista[i] == alvo:</text:p>
      <text:p text:style-name="P12"><text:s text:c="12"/>return i</text:p>
      <text:p text:style-name="P12"><text:s text:c="4"/>return -1</text:p>
      <text:p text:style-name="P12"/>
      <text:p text:style-name="P12"># Medição do tempo</text:p>
      <text:p text:style-name="P12">start_linear = time.perf_counter()</text:p>
      <text:p text:style-name="P12">indice_linear = busca_linear(numeros, alvo)</text:p>
      <text:p text:style-name="P12">end_linear = time.perf_counter()</text:p>
      <text:p text:style-name="P12">tempo_linear = end_linear - start_linear</text:p>
      <text:p text:style-name="P12"/>
      <text:p text:style-name="P12"># -----------------------</text:p>
      <text:p text:style-name="P12"># Função de Busca Binária</text:p>
      <text:p text:style-name="P12"># -----------------------</text:p>
      <text:p text:style-name="P12">def busca_binaria(lista, alvo):</text:p>
      <text:p text:style-name="P12"><text:s text:c="4"/>esquerda = 0</text:p>
      <text:p text:style-name="P12"><text:s text:c="4"/>direita = len(lista) - 1</text:p>
      <text:p text:style-name="P12"><text:s text:c="4"/></text:p>
      <text:p text:style-name="P12"><text:s text:c="4"/>while esquerda &lt;= direita:</text:p>
      <text:p text:style-name="P12"><text:s text:c="8"/>meio = (esquerda + direita) // 2</text:p>
      <text:p text:style-name="P12"><text:s text:c="8"/>if lista[meio] == alvo:</text:p>
      <text:p text:style-name="P12"><text:s text:c="12"/>return meio</text:p>
      <text:p text:style-name="P12"><text:s text:c="8"/>elif lista[meio] &lt; alvo:</text:p>
      <text:p text:style-name="P12"><text:s text:c="12"/>esquerda = meio + 1</text:p>
      <text:p text:style-name="P12"><text:s text:c="8"/>else:</text:p>
      <text:p text:style-name="P12"><text:s text:c="12"/>direita = meio - 1</text:p>
      <text:p text:style-name="P12"><text:s text:c="4"/>return -1</text:p>
      <text:p text:style-name="P12"/>
      <text:p text:style-name="P12"><text:soft-page-break/># Medição do tempo</text:p>
      <text:p text:style-name="P12">start_binaria = time.perf_counter()</text:p>
      <text:p text:style-name="P12">indice_binaria = busca_binaria(numeros, alvo)</text:p>
      <text:p text:style-name="P12">end_binaria = time.perf_counter()</text:p>
      <text:p text:style-name="P12">tempo_binaria = end_binaria - start_binaria</text:p>
      <text:p text:style-name="P12"/>
      <text:p text:style-name="P12"># -----------------------</text:p>
      <text:p text:style-name="P12"># Resultados</text:p>
      <text:p text:style-name="P12"># -----------------------</text:p>
      <text:p text:style-name="P12">print("\nRESULTADOS:")</text:p>
      <text:p text:style-name="P12">print(f"Busca Linear → índice encontrado: {indice_linear}")</text:p>
      <text:p text:style-name="P12">print(f" <text:s/>Tempo: {tempo_linear:.8f} segundos")</text:p>
      <text:p text:style-name="P12"/>
      <text:p text:style-name="P12">print(f"Busca Binária → índice encontrado: {indice_binaria}")</text:p>
      <text:p text:style-name="P12">print(f" <text:s/>Tempo: {tempo_binaria:.8f} segundos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07:57:39.282834968</meta:creation-date>
    <dc:date>2025-12-24T11:29:34.366677990</dc:date>
    <meta:editing-duration>PT1H30M4S</meta:editing-duration>
    <meta:editing-cycles>1</meta:editing-cycles>
    <meta:document-statistic meta:table-count="0" meta:image-count="0" meta:object-count="0" meta:page-count="3" meta:paragraph-count="85" meta:word-count="576" meta:character-count="3579" meta:non-whitespace-character-count="2913"/>
    <meta:generator>LibreOffice/24.2.7.2$Linux_X86_64 LibreOffice_project/420$Build-2</meta:generator>
  </office:meta>
</office:document-meta>
</file>